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.876cm" svg:height="10.944cm" svg:x="16.227cm" svg:y="0.106cm">
            <draw:object draw:notify-on-update-of-ranges="Feuille1.A1:Feuille1.B1 Feuille1.A2:Feuille1.A42 Feuille1.C1:Feuille1.C1 Feuille1.C2:Feuille1.C42 Feuille1.D1:Feuille1.D1 Feuille1.D2:Feuille1.D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.41cm" svg:height="12.118cm" svg:x="16.143cm" svg:y="11.736cm">
            <draw:object draw:notify-on-update-of-ranges="Feuille1.A1:Feuille1.A1 Feuille1.A2:Feuille1.A42 Feuille1.D1:Feuille1.D1 Feuille1.D2:Feuille1.D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Heure début</text:p>
          </table:table-cell>
          <table:table-cell table:style-name="Default" office:value-type="string" calcext:value-type="string">
            <text:p>Heure fin</text:p>
          </table:table-cell>
          <table:table-cell office:value-type="string" calcext:value-type="string">
            <text:p><text:s/>#CharlieHebdo</text:p>
          </table:table-cell>
          <table:table-cell office:value-type="string" calcext:value-type="string">
            <text:p>sur le terrorisme</text:p>
          </table:table-cell>
        </table:table-row>
        <table:table-row table:style-name="ro1">
          <table:table-cell office:value-type="string" calcext:value-type="string">
            <text:p>11:30</text:p>
          </table:table-cell>
          <table:table-cell office:value-type="string" calcext:value-type="string">
            <text:p>11: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5</text:p>
          </table:table-cell>
          <table:table-cell office:value-type="string" calcext:value-type="string">
            <text:p>11: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40</text:p>
          </table:table-cell>
          <table:table-cell office:value-type="string" calcext:value-type="string">
            <text:p>11: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45</text:p>
          </table:table-cell>
          <table:table-cell office:value-type="string" calcext:value-type="string">
            <text:p>11: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50</text:p>
          </table:table-cell>
          <table:table-cell office:value-type="string" calcext:value-type="string">
            <text:p>11:5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55</text:p>
          </table:table-cell>
          <table:table-cell office:value-type="string" calcext:value-type="string">
            <text:p>11:5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string" calcext:value-type="string">
            <text:p>12:0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05</text:p>
          </table:table-cell>
          <table:table-cell office:value-type="string" calcext:value-type="string">
            <text:p>12:09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2:10</text:p>
          </table:table-cell>
          <table:table-cell office:value-type="string" calcext:value-type="string">
            <text:p>12:14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15</text:p>
          </table:table-cell>
          <table:table-cell office:value-type="string" calcext:value-type="string">
            <text:p>12:19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0</text:p>
          </table:table-cell>
          <table:table-cell office:value-type="string" calcext:value-type="string">
            <text:p>12:24</text:p>
          </table:table-cell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2:25</text:p>
          </table:table-cell>
          <table:table-cell office:value-type="string" calcext:value-type="string">
            <text:p>12:29</text:p>
          </table:table-cell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2:30</text:p>
          </table:table-cell>
          <table:table-cell office:value-type="string" calcext:value-type="string">
            <text:p>12:34</text:p>
          </table:table-cell>
          <table:table-cell office:value-type="float" office:value="522" calcext:value-type="float">
            <text:p>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2:35</text:p>
          </table:table-cell>
          <table:table-cell office:value-type="string" calcext:value-type="string">
            <text:p>12:39</text:p>
          </table:table-cell>
          <table:table-cell office:value-type="float" office:value="482" calcext:value-type="float">
            <text:p>4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2:40</text:p>
          </table:table-cell>
          <table:table-cell office:value-type="string" calcext:value-type="string">
            <text:p>12:44</text:p>
          </table:table-cell>
          <table:table-cell office:value-type="float" office:value="474" calcext:value-type="float">
            <text:p>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2:45</text:p>
          </table:table-cell>
          <table:table-cell office:value-type="string" calcext:value-type="string">
            <text:p>12:49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2:50</text:p>
          </table:table-cell>
          <table:table-cell office:value-type="string" calcext:value-type="string">
            <text:p>12:54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2:55</text:p>
          </table:table-cell>
          <table:table-cell office:value-type="string" calcext:value-type="string">
            <text:p>12:59</text:p>
          </table:table-cell>
          <table:table-cell office:value-type="float" office:value="534" calcext:value-type="float">
            <text:p>5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string" calcext:value-type="string">
            <text:p>13:04</text:p>
          </table:table-cell>
          <table:table-cell office:value-type="float" office:value="510" calcext:value-type="float">
            <text:p>5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3:05</text:p>
          </table:table-cell>
          <table:table-cell office:value-type="string" calcext:value-type="string">
            <text:p>13:09</text:p>
          </table:table-cell>
          <table:table-cell office:value-type="float" office:value="523" calcext:value-type="float">
            <text:p>5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3:10</text:p>
          </table:table-cell>
          <table:table-cell office:value-type="string" calcext:value-type="string">
            <text:p>13:14</text:p>
          </table:table-cell>
          <table:table-cell office:value-type="float" office:value="538" calcext:value-type="float">
            <text:p>5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3:15</text:p>
          </table:table-cell>
          <table:table-cell office:value-type="string" calcext:value-type="string">
            <text:p>13:19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3:20</text:p>
          </table:table-cell>
          <table:table-cell office:value-type="string" calcext:value-type="string">
            <text:p>13:24</text:p>
          </table:table-cell>
          <table:table-cell office:value-type="float" office:value="518" calcext:value-type="float">
            <text:p>5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3:25</text:p>
          </table:table-cell>
          <table:table-cell office:value-type="string" calcext:value-type="string">
            <text:p>13:29</text:p>
          </table:table-cell>
          <table:table-cell office:value-type="float" office:value="484" calcext:value-type="float">
            <text:p>4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3:30</text:p>
          </table:table-cell>
          <table:table-cell office:value-type="string" calcext:value-type="string">
            <text:p>13:34</text:p>
          </table:table-cell>
          <table:table-cell office:value-type="float" office:value="509" calcext:value-type="float">
            <text:p>5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3:35</text:p>
          </table:table-cell>
          <table:table-cell office:value-type="string" calcext:value-type="string">
            <text:p>13:39</text:p>
          </table:table-cell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3:40</text:p>
          </table:table-cell>
          <table:table-cell office:value-type="string" calcext:value-type="string">
            <text:p>13:44</text:p>
          </table:table-cell>
          <table:table-cell office:value-type="float" office:value="503" calcext:value-type="float">
            <text:p>5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3:45</text:p>
          </table:table-cell>
          <table:table-cell office:value-type="string" calcext:value-type="string">
            <text:p>13:49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3:50</text:p>
          </table:table-cell>
          <table:table-cell office:value-type="string" calcext:value-type="string">
            <text:p>13:54</text:p>
          </table:table-cell>
          <table:table-cell office:value-type="float" office:value="483" calcext:value-type="float">
            <text:p>4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3:55</text:p>
          </table:table-cell>
          <table:table-cell office:value-type="string" calcext:value-type="string">
            <text:p>13:59</text:p>
          </table:table-cell>
          <table:table-cell office:value-type="float" office:value="509" calcext:value-type="float">
            <text:p>5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string" calcext:value-type="string">
            <text:p>14:04</text:p>
          </table:table-cell>
          <table:table-cell office:value-type="float" office:value="495" calcext:value-type="float">
            <text:p>4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4:05</text:p>
          </table:table-cell>
          <table:table-cell office:value-type="string" calcext:value-type="string">
            <text:p>14:09</text:p>
          </table:table-cell>
          <table:table-cell office:value-type="float" office:value="491" calcext:value-type="float">
            <text:p>4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4:10</text:p>
          </table:table-cell>
          <table:table-cell office:value-type="string" calcext:value-type="string">
            <text:p>14:14</text:p>
          </table:table-cell>
          <table:table-cell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4:15</text:p>
          </table:table-cell>
          <table:table-cell office:value-type="string" calcext:value-type="string">
            <text:p>14:19</text:p>
          </table:table-cell>
          <table:table-cell office:value-type="float" office:value="510" calcext:value-type="float">
            <text:p>5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4:20</text:p>
          </table:table-cell>
          <table:table-cell office:value-type="string" calcext:value-type="string">
            <text:p>14:24</text:p>
          </table:table-cell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4:25</text:p>
          </table:table-cell>
          <table:table-cell office:value-type="string" calcext:value-type="string">
            <text:p>14:29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4:30</text:p>
          </table:table-cell>
          <table:table-cell office:value-type="string" calcext:value-type="string">
            <text:p>14:34</text:p>
          </table:table-cell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4:35</text:p>
          </table:table-cell>
          <table:table-cell office:value-type="string" calcext:value-type="string">
            <text:p>14:39</text:p>
          </table:table-cell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:40</text:p>
          </table:table-cell>
          <table:table-cell office:value-type="string" calcext:value-type="string">
            <text:p>14:44</text:p>
          </table:table-cell>
          <table:table-cell office:value-type="float" office:value="482" calcext:value-type="float">
            <text:p>4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4:45</text:p>
          </table:table-cell>
          <table:table-cell office:value-type="string" calcext:value-type="string">
            <text:p>14:49</text:p>
          </table:table-cell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4:50</text:p>
          </table:table-cell>
          <table:table-cell office:value-type="string" calcext:value-type="string">
            <text:p>14:54</text:p>
          </table:table-cell>
          <table:table-cell office:value-type="float" office:value="505" calcext:value-type="float">
            <text:p>505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00:56:03.454019679</dc:date>
    <dc:creator>Gérald Sédrati-Dinet</dc:creator>
    <meta:generator>LibreOffice/4.2.7.2$Linux_x86 LibreOffice_project/420m0$Build-2</meta:generator>
    <meta:editing-duration>PT45M26S</meta:editing-duration>
    <meta:editing-cycles>2</meta:editing-cycles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roid Sans'" style:font-style-name="Gras"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'Droid Serif'" style:font-style-name="Normal" style:font-family-generic="roman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true" chart:axis-position="0" style:rotation-angle="44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77cm" svg:height="10.945cm" xlink:href=".." xlink:type="simple" chart:class="chart:bar" chart:style-name="ch1">
        <chart:title svg:x="9.333cm" svg:y="0.354cm" chart:style-name="ch2">
          <text:p>Tweets #CharlieHebdo</text:p>
        </chart:title>
        <chart:subtitle svg:x="8.605cm" svg:y="1.572cm" chart:style-name="ch3">
          <text:p>dont ceux mentionnant le terrorisme</text:p>
        </chart:subtitle>
        <chart:legend chart:legend-position="end" svg:x="21.635cm" svg:y="4.924cm" style:legend-expansion="high" chart:style-name="ch4"/>
        <chart:plot-area chart:style-name="ch5" table:cell-range-address="Feuille1.A1:Feuille1.D1 Feuille1.A2:Feuille1.A42 Feuille1.C2:Feuille1.D42" chart:data-source-has-labels="both" svg:x="1.508cm" svg:y="2.547cm" svg:width="19.63cm" svg:height="7.1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3cm" svg:y="2.57cm" svg:width="18.566cm" svg:height="6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0.234cm" svg:y="9.964cm" chart:style-name="ch7">
              <text:p>7 janvier 2015</text:p>
            </chart:title>
            <chart:categories table:cell-range-address="Feuille1.A2:Feuille1.A42"/>
          </chart:axis>
          <chart:axis chart:dimension="y" chart:name="primary-y" chart:style-name="ch8">
            <chart:title svg:x="0.451cm" svg:y="7.513cm" chart:style-name="ch9">
              <text:p>Nombre de tweets</text:p>
            </chart:title>
            <chart:grid chart:style-name="ch10" chart:class="major"/>
          </chart:axis>
          <chart:axis chart:dimension="y" chart:name="secondary-y" chart:style-name="ch11"/>
          <chart:axis chart:dimension="z" chart:name="primary-z" chart:style-name="ch12"/>
          <chart:series chart:attached-axis="primary-y" chart:style-name="ch13" chart:values-cell-range-address="Feuille1.C2:Feuille1.C42" chart:label-cell-address="Feuille1.C1:Feuille1.C1" chart:class="chart:bar">
            <chart:data-point chart:repeated="41"/>
          </chart:series>
          <chart:series chart:attached-axis="primary-y" chart:style-name="ch14" chart:values-cell-range-address="Feuille1.D2:Feuille1.D42" chart:label-cell-address="Feuille1.D1:Feuille1.D1" chart:class="chart:bar">
            <chart:data-point chart:repeated="4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#CharlieHebdo</text:p>
                <draw:g>
                  <svg:desc>Feuille1.C1:Feuille1.C1</svg:desc>
                </draw:g>
              </table:table-cell>
              <table:table-cell office:value-type="string">
                <text:p>sur le terrorism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0</text:p>
                <draw:g>
                  <svg:desc>Feuille1.A2:Feuille1.A42</svg:desc>
                </draw:g>
              </table:table-cell>
              <table:table-cell office:value-type="float" office:value="0">
                <text:p>0</text:p>
                <draw:g>
                  <svg:desc>Feuille1.C2:Feuille1.C42</svg:desc>
                </draw:g>
              </table:table-cell>
              <table:table-cell office:value-type="float" office:value="0">
                <text:p>0</text:p>
                <draw:g>
                  <svg:desc>Feuille1.D2:Feuille1.D42</svg:desc>
                </draw:g>
              </table:table-cell>
            </table:table-row>
            <table:table-row>
              <table:table-cell office:value-type="string">
                <text:p>11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05</text:p>
              </table:table-cell>
              <table:table-cell office:value-type="float" office:value="352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:10</text:p>
              </table:table-cell>
              <table:table-cell office:value-type="float" office:value="304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15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20</text:p>
              </table:table-cell>
              <table:table-cell office:value-type="float" office:value="429">
                <text:p>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:25</text:p>
              </table:table-cell>
              <table:table-cell office:value-type="float" office:value="478">
                <text:p>4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:30</text:p>
              </table:table-cell>
              <table:table-cell office:value-type="float" office:value="522">
                <text:p>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:35</text:p>
              </table:table-cell>
              <table:table-cell office:value-type="float" office:value="482">
                <text:p>4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:40</text:p>
              </table:table-cell>
              <table:table-cell office:value-type="float" office:value="474">
                <text:p>4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:45</text:p>
              </table:table-cell>
              <table:table-cell office:value-type="float" office:value="509">
                <text:p>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534">
                <text:p>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:55</text:p>
              </table:table-cell>
              <table:table-cell office:value-type="float" office:value="534">
                <text:p>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510">
                <text:p>5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:05</text:p>
              </table:table-cell>
              <table:table-cell office:value-type="float" office:value="523">
                <text:p>5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:10</text:p>
              </table:table-cell>
              <table:table-cell office:value-type="float" office:value="538">
                <text:p>5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5</text:p>
              </table:table-cell>
              <table:table-cell office:value-type="float" office:value="512">
                <text:p>5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:20</text:p>
              </table:table-cell>
              <table:table-cell office:value-type="float" office:value="518">
                <text:p>5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:25</text:p>
              </table:table-cell>
              <table:table-cell office:value-type="float" office:value="484">
                <text:p>4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:30</text:p>
              </table:table-cell>
              <table:table-cell office:value-type="float" office:value="509">
                <text:p>5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:35</text:p>
              </table:table-cell>
              <table:table-cell office:value-type="float" office:value="520">
                <text:p>5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:40</text:p>
              </table:table-cell>
              <table:table-cell office:value-type="float" office:value="503">
                <text:p>5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:45</text:p>
              </table:table-cell>
              <table:table-cell office:value-type="float" office:value="484">
                <text:p>4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:50</text:p>
              </table:table-cell>
              <table:table-cell office:value-type="float" office:value="483">
                <text:p>4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55</text:p>
              </table:table-cell>
              <table:table-cell office:value-type="float" office:value="509">
                <text:p>5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495">
                <text:p>4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05</text:p>
              </table:table-cell>
              <table:table-cell office:value-type="float" office:value="491">
                <text:p>4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:10</text:p>
              </table:table-cell>
              <table:table-cell office:value-type="float" office:value="499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510">
                <text:p>5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20</text:p>
              </table:table-cell>
              <table:table-cell office:value-type="float" office:value="501">
                <text:p>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:25</text:p>
              </table:table-cell>
              <table:table-cell office:value-type="float" office:value="507">
                <text:p>5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482">
                <text:p>4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:35</text:p>
              </table:table-cell>
              <table:table-cell office:value-type="float" office:value="467">
                <text:p>4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482">
                <text:p>4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472">
                <text:p>4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505">
                <text:p>50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roid Sans'" style:font-style-name="Gras"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'Droid Serif'" style:font-style-name="Normal" style:font-family-generic="roman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11cm" svg:height="12.119cm" xlink:href=".." xlink:type="simple" chart:class="chart:bar" chart:style-name="ch1">
        <chart:title svg:x="9.1cm" svg:y="0.378cm" chart:style-name="ch2">
          <text:p>Tweets #CharlieHebdo</text:p>
        </chart:title>
        <chart:subtitle svg:x="9.417cm" svg:y="1.62cm" chart:style-name="ch3">
          <text:p>mentionnant le terrorisme</text:p>
        </chart:subtitle>
        <chart:legend chart:legend-position="end" svg:x="21.168cm" svg:y="5.76cm" style:legend-expansion="high" chart:style-name="ch4"/>
        <chart:plot-area chart:style-name="ch5" table:cell-range-address="Feuille1.A1:Feuille1.A42 Feuille1.D1:Feuille1.D42" chart:data-source-has-labels="both" svg:x="1.499cm" svg:y="2.619cm" svg:width="19.182cm" svg:height="8.2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2cm" svg:y="2.668cm" svg:width="18.561cm" svg:height="7.0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816cm" svg:y="11.138cm" chart:style-name="ch7">
              <text:p>Nombre de twets</text:p>
            </chart:title>
            <chart:categories table:cell-range-address="Feuille1.A2:Feuille1.A42"/>
          </chart:axis>
          <chart:axis chart:dimension="y" chart:name="primary-y" chart:style-name="ch8">
            <chart:title svg:x="0.451cm" svg:y="7.846cm" chart:style-name="ch9">
              <text:p>7 janvier 2015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Feuille1.D2:Feuille1.D42" chart:label-cell-address="Feuille1.D1:Feuille1.D1" chart:class="chart:ba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r le terrorism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0</text:p>
                <draw:g>
                  <svg:desc>Feuille1.A2:Feuille1.A42</svg:desc>
                </draw:g>
              </table:table-cell>
              <table:table-cell office:value-type="float" office:value="0">
                <text:p>0</text:p>
                <draw:g>
                  <svg:desc>Feuille1.D2:Feuille1.D42</svg:desc>
                </draw:g>
              </table:table-cell>
            </table:table-row>
            <table:table-row>
              <table:table-cell office:value-type="string">
                <text:p>11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: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: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: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: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: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: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: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: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: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: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: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: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: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: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: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: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: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: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: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